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1"/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Default"/>
        <table:table-column table:style-name="co4" table:number-columns-repeated="6" table:default-cell-style-name="Default"/>
        <table:table-column table:style-name="co4" table:number-columns-repeated="2" table:default-cell-style-name="ce7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ries R Ω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string" calcext:value-type="string">
            <text:p>Series R Ω</text:p>
          </table:table-cell>
          <table:table-cell table:style-name="ce7" office:value-type="string" calcext:value-type="string">
            <text:p>Multiplier</text:p>
          </table:table-cell>
          <table:table-cell table:style-name="ce7" table:number-columns-repeated="2"/>
          <table:table-cell table:style-name="ce4" office:value-type="string" calcext:value-type="string">
            <text:p>Series R Ω</text:p>
          </table:table-cell>
          <table:table-cell table:style-name="ce7" office:value-type="string" calcext:value-type="string">
            <text:p>Multipli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3" office:value-type="string" calcext:value-type="string">
            <text:p>Resistor value Ω</text:p>
          </table:table-cell>
          <table:table-cell table:style-name="ce3" office:value-type="string" calcext:value-type="string">
            <text:p>Effective R Ω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3"/>
          <table:table-cell office:value-type="float" office:value="3300" calcext:value-type="float">
            <text:p>33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number-columns-repeated="2" office:value-type="float" office:value="820" calcext:value-type="float">
            <text:p>820</text:p>
          </table:table-cell>
          <table:table-cell table:style-name="ce6" table:formula="of:=[.$C5]/([.$C5]+[.D$4])" office:value-type="float" office:value="0.450549450549451" calcext:value-type="float">
            <text:p>0.451</text:p>
          </table:table-cell>
          <table:table-cell table:formula="of:=[.D5]*65535" office:value-type="float" office:value="29526.7582417582" calcext:value-type="float">
            <text:p>29527</text:p>
          </table:table-cell>
          <table:table-cell table:number-columns-repeated="2"/>
          <table:table-cell table:style-name="ce6" table:formula="of:=[.$C5]/([.$C5]+[.H$4])" office:value-type="float" office:value="0.199029126213592" calcext:value-type="float">
            <text:p>0.199</text:p>
          </table:table-cell>
          <table:table-cell table:style-name="ce7" table:formula="of:=[.H5]*65535" office:value-type="float" office:value="13043.3737864078" calcext:value-type="float">
            <text:p>13043</text:p>
          </table:table-cell>
          <table:table-cell table:style-name="ce7" table:number-columns-repeated="2"/>
          <table:table-cell table:style-name="ce6" table:formula="of:=[.$C5]/([.$C5]+[.L$4])" office:value-type="float" office:value="0.0757855822550832" calcext:value-type="float">
            <text:p>0.076</text:p>
          </table:table-cell>
          <table:table-cell table:style-name="ce7" table:formula="of:=[.L5]*65535" office:value-type="float" office:value="4966.60813308688" calcext:value-type="float">
            <text:p>4967</text:p>
          </table:table-cell>
          <table:table-cell table:style-name="ce7" table:formula="of:=[.M5]" office:value-type="float" office:value="4966.60813308688" calcext:value-type="float">
            <text:p>4967</text:p>
          </table:table-cell>
          <table:table-cell/>
          <table:table-cell table:formula="of:=[.O6]" office:value-type="float" office:value="7989.98875872314" calcext:value-type="float">
            <text:p>7990</text:p>
          </table:table-cell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office:value-type="float" office:value="1200" calcext:value-type="float">
            <text:p>1200</text:p>
          </table:table-cell>
          <table:table-cell table:formula="of:=[.B6]+[.C5]" office:value-type="float" office:value="2020" calcext:value-type="float">
            <text:p>2020</text:p>
          </table:table-cell>
          <table:table-cell table:style-name="ce6" table:formula="of:=[.$C6]/([.$C6]+[.D$4])" office:value-type="float" office:value="0.66887417218543" calcext:value-type="float">
            <text:p>0.669</text:p>
          </table:table-cell>
          <table:table-cell table:formula="of:=[.D6]*65535" office:value-type="float" office:value="43834.6688741722" calcext:value-type="float">
            <text:p>43835</text:p>
          </table:table-cell>
          <table:table-cell table:formula="of:=[.E6]-[.E5]" office:value-type="float" office:value="14307.9106324139" calcext:value-type="float">
            <text:p>14308</text:p>
          </table:table-cell>
          <table:table-cell/>
          <table:table-cell table:style-name="ce6" table:formula="of:=[.$C6]/([.$C6]+[.H$4])" office:value-type="float" office:value="0.379699248120301" calcext:value-type="float">
            <text:p>0.380</text:p>
          </table:table-cell>
          <table:table-cell table:style-name="ce7" table:formula="of:=[.H6]*65535" office:value-type="float" office:value="24883.5902255639" calcext:value-type="float">
            <text:p>24884</text:p>
          </table:table-cell>
          <table:table-cell table:style-name="ce7" table:formula="of:=[.I6]-[.I5]" office:value-type="float" office:value="11840.2164391561" calcext:value-type="float">
            <text:p>11840</text:p>
          </table:table-cell>
          <table:table-cell table:style-name="ce7"/>
          <table:table-cell table:style-name="ce6" table:formula="of:=[.$C6]/([.$C6]+[.L$4])" office:value-type="float" office:value="0.168053244592346" calcext:value-type="float">
            <text:p>0.168</text:p>
          </table:table-cell>
          <table:table-cell table:style-name="ce7" table:formula="of:=[.L6]*65535" office:value-type="float" office:value="11013.3693843594" calcext:value-type="float">
            <text:p>11013</text:p>
          </table:table-cell>
          <table:table-cell table:style-name="ce7" table:formula="of:=[.M6]-[.M5]" office:value-type="float" office:value="6046.76125127252" calcext:value-type="float">
            <text:p>6047</text:p>
          </table:table-cell>
          <table:table-cell table:formula="of:=[.M6]-[.N6]/2" office:value-type="float" office:value="7989.98875872314" calcext:value-type="float">
            <text:p>7990</text:p>
          </table:table-cell>
          <table:table-cell table:formula="of:=[.M6]+[.N7]/2" office:value-type="float" office:value="13487.8760688817" calcext:value-type="float">
            <text:p>13488</text:p>
          </table:table-cell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office:value-type="float" office:value="1200" calcext:value-type="float">
            <text:p>1200</text:p>
          </table:table-cell>
          <table:table-cell table:formula="of:=[.B7]+[.C6]" office:value-type="float" office:value="3220" calcext:value-type="float">
            <text:p>3220</text:p>
          </table:table-cell>
          <table:table-cell table:style-name="ce6" table:formula="of:=[.$C7]/([.$C7]+[.D$4])" office:value-type="float" office:value="0.76303317535545" calcext:value-type="float">
            <text:p>0.763</text:p>
          </table:table-cell>
          <table:table-cell table:formula="of:=[.D7]*65535" office:value-type="float" office:value="50005.3791469194" calcext:value-type="float">
            <text:p>50005</text:p>
          </table:table-cell>
          <table:table-cell table:formula="of:=[.E7]-[.E6]" office:value-type="float" office:value="6170.71027274725" calcext:value-type="float">
            <text:p>6171</text:p>
          </table:table-cell>
          <table:table-cell/>
          <table:table-cell table:style-name="ce6" table:formula="of:=[.$C7]/([.$C7]+[.H$4])" office:value-type="float" office:value="0.493865030674847" calcext:value-type="float">
            <text:p>0.494</text:p>
          </table:table-cell>
          <table:table-cell table:style-name="ce7" table:formula="of:=[.H7]*65535" office:value-type="float" office:value="32365.4447852761" calcext:value-type="float">
            <text:p>32365</text:p>
          </table:table-cell>
          <table:table-cell table:style-name="ce7" table:formula="of:=[.I7]-[.I6]" office:value-type="float" office:value="7481.85455971216" calcext:value-type="float">
            <text:p>7482</text:p>
          </table:table-cell>
          <table:table-cell table:style-name="ce7"/>
          <table:table-cell table:style-name="ce6" table:formula="of:=[.$C7]/([.$C7]+[.L$4])" office:value-type="float" office:value="0.24357034795764" calcext:value-type="float">
            <text:p>0.244</text:p>
          </table:table-cell>
          <table:table-cell table:style-name="ce7" table:formula="of:=[.L7]*65535" office:value-type="float" office:value="15962.3827534039" calcext:value-type="float">
            <text:p>15962</text:p>
          </table:table-cell>
          <table:table-cell table:style-name="ce7" table:formula="of:=[.M7]-[.M6]" office:value-type="float" office:value="4949.01336904453" calcext:value-type="float">
            <text:p>4949</text:p>
          </table:table-cell>
          <table:table-cell table:formula="of:=[.M7]-[.N7]/2" office:value-type="float" office:value="13487.8760688817" calcext:value-type="float">
            <text:p>13488</text:p>
          </table:table-cell>
          <table:table-cell table:formula="of:=[.M7]+[.N8]/2" office:value-type="float" office:value="18488.1614853976" calcext:value-type="float">
            <text:p>18488</text:p>
          </table:table-cell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office:value-type="float" office:value="1500" calcext:value-type="float">
            <text:p>1500</text:p>
          </table:table-cell>
          <table:table-cell table:formula="of:=[.B8]+[.C7]" office:value-type="float" office:value="4720" calcext:value-type="float">
            <text:p>4720</text:p>
          </table:table-cell>
          <table:table-cell table:style-name="ce6" table:formula="of:=[.$C8]/([.$C8]+[.D$4])" office:value-type="float" office:value="0.825174825174825" calcext:value-type="float">
            <text:p>0.825</text:p>
          </table:table-cell>
          <table:table-cell table:formula="of:=[.D8]*65535" office:value-type="float" office:value="54077.8321678322" calcext:value-type="float">
            <text:p>54078</text:p>
          </table:table-cell>
          <table:table-cell table:formula="of:=[.E8]-[.E7]" office:value-type="float" office:value="4072.45302091274" calcext:value-type="float">
            <text:p>4072</text:p>
          </table:table-cell>
          <table:table-cell/>
          <table:table-cell table:style-name="ce6" table:formula="of:=[.$C8]/([.$C8]+[.H$4])" office:value-type="float" office:value="0.588528678304239" calcext:value-type="float">
            <text:p>0.589</text:p>
          </table:table-cell>
          <table:table-cell table:style-name="ce7" table:formula="of:=[.H8]*65535" office:value-type="float" office:value="38569.2269326683" calcext:value-type="float">
            <text:p>38569</text:p>
          </table:table-cell>
          <table:table-cell table:style-name="ce7" table:formula="of:=[.I8]-[.I7]" office:value-type="float" office:value="6203.78214739226" calcext:value-type="float">
            <text:p>6204</text:p>
          </table:table-cell>
          <table:table-cell table:style-name="ce7"/>
          <table:table-cell table:style-name="ce6" table:formula="of:=[.$C8]/([.$C8]+[.L$4])" office:value-type="float" office:value="0.320652173913043" calcext:value-type="float">
            <text:p>0.321</text:p>
          </table:table-cell>
          <table:table-cell table:style-name="ce7" table:formula="of:=[.L8]*65535" office:value-type="float" office:value="21013.9402173913" calcext:value-type="float">
            <text:p>21014</text:p>
          </table:table-cell>
          <table:table-cell table:style-name="ce7" table:formula="of:=[.M8]-[.M7]" office:value-type="float" office:value="5051.55746398737" calcext:value-type="float">
            <text:p>5052</text:p>
          </table:table-cell>
          <table:table-cell table:formula="of:=[.M8]-[.N8]/2" office:value-type="float" office:value="18488.1614853976" calcext:value-type="float">
            <text:p>18488</text:p>
          </table:table-cell>
          <table:table-cell table:formula="of:=[.M8]+[.N9]/2" office:value-type="float" office:value="23439.4216825455" calcext:value-type="float">
            <text:p>23439</text:p>
          </table:table-cell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float" office:value="1800" calcext:value-type="float">
            <text:p>1800</text:p>
          </table:table-cell>
          <table:table-cell table:formula="of:=[.B9]+[.C8]" office:value-type="float" office:value="6520" calcext:value-type="float">
            <text:p>6520</text:p>
          </table:table-cell>
          <table:table-cell table:style-name="ce6" table:formula="of:=[.$C9]/([.$C9]+[.D$4])" office:value-type="float" office:value="0.867021276595745" calcext:value-type="float">
            <text:p>0.867</text:p>
          </table:table-cell>
          <table:table-cell table:formula="of:=[.D9]*65535" office:value-type="float" office:value="56820.2393617021" calcext:value-type="float">
            <text:p>56820</text:p>
          </table:table-cell>
          <table:table-cell table:formula="of:=[.E9]-[.E8]" office:value-type="float" office:value="2742.40719386996" calcext:value-type="float">
            <text:p>2742</text:p>
          </table:table-cell>
          <table:table-cell/>
          <table:table-cell table:style-name="ce6" table:formula="of:=[.$C9]/([.$C9]+[.H$4])" office:value-type="float" office:value="0.663951120162933" calcext:value-type="float">
            <text:p>0.664</text:p>
          </table:table-cell>
          <table:table-cell table:style-name="ce7" table:formula="of:=[.H9]*65535" office:value-type="float" office:value="43512.0366598778" calcext:value-type="float">
            <text:p>43512</text:p>
          </table:table-cell>
          <table:table-cell table:style-name="ce7" table:formula="of:=[.I9]-[.I8]" office:value-type="float" office:value="4942.80972720947" calcext:value-type="float">
            <text:p>4943</text:p>
          </table:table-cell>
          <table:table-cell table:style-name="ce7"/>
          <table:table-cell table:style-name="ce6" table:formula="of:=[.$C9]/([.$C9]+[.L$4])" office:value-type="float" office:value="0.394673123486683" calcext:value-type="float">
            <text:p>0.395</text:p>
          </table:table-cell>
          <table:table-cell table:style-name="ce7" table:formula="of:=[.L9]*65535" office:value-type="float" office:value="25864.9031476998" calcext:value-type="float">
            <text:p>25865</text:p>
          </table:table-cell>
          <table:table-cell table:style-name="ce7" table:formula="of:=[.M9]-[.M8]" office:value-type="float" office:value="4850.96293030846" calcext:value-type="float">
            <text:p>4851</text:p>
          </table:table-cell>
          <table:table-cell table:formula="of:=[.M9]-[.N9]/2" office:value-type="float" office:value="23439.4216825455" calcext:value-type="float">
            <text:p>23439</text:p>
          </table:table-cell>
          <table:table-cell table:formula="of:=[.M9]+[.N10]/2" office:value-type="float" office:value="28195.9451635935" calcext:value-type="float">
            <text:p>28196</text:p>
          </table:table-cell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float" office:value="2200" calcext:value-type="float">
            <text:p>2200</text:p>
          </table:table-cell>
          <table:table-cell table:formula="of:=[.B10]+[.C9]" office:value-type="float" office:value="8720" calcext:value-type="float">
            <text:p>8720</text:p>
          </table:table-cell>
          <table:table-cell table:style-name="ce6" table:formula="of:=[.$C10]/([.$C10]+[.D$4])" office:value-type="float" office:value="0.897119341563786" calcext:value-type="float">
            <text:p>0.897</text:p>
          </table:table-cell>
          <table:table-cell table:formula="of:=[.D10]*65535" office:value-type="float" office:value="58792.7160493827" calcext:value-type="float">
            <text:p>58793</text:p>
          </table:table-cell>
          <table:table-cell table:formula="of:=[.E10]-[.E9]" office:value-type="float" office:value="1972.47668768059" calcext:value-type="float">
            <text:p>1972</text:p>
          </table:table-cell>
          <table:table-cell/>
          <table:table-cell table:style-name="ce6" table:formula="of:=[.$C10]/([.$C10]+[.H$4])" office:value-type="float" office:value="0.725457570715474" calcext:value-type="float">
            <text:p>0.725</text:p>
          </table:table-cell>
          <table:table-cell table:style-name="ce7" table:formula="of:=[.H10]*65535" office:value-type="float" office:value="47542.8618968386" calcext:value-type="float">
            <text:p>47543</text:p>
          </table:table-cell>
          <table:table-cell table:style-name="ce7" table:formula="of:=[.I10]-[.I9]" office:value-type="float" office:value="4030.82523696081" calcext:value-type="float">
            <text:p>4031</text:p>
          </table:table-cell>
          <table:table-cell table:style-name="ce7"/>
          <table:table-cell table:style-name="ce6" table:formula="of:=[.$C10]/([.$C10]+[.L$4])" office:value-type="float" office:value="0.465811965811966" calcext:value-type="float">
            <text:p>0.466</text:p>
          </table:table-cell>
          <table:table-cell table:style-name="ce7" table:formula="of:=[.L10]*65535" office:value-type="float" office:value="30526.9871794872" calcext:value-type="float">
            <text:p>30527</text:p>
          </table:table-cell>
          <table:table-cell table:style-name="ce7" table:formula="of:=[.M10]-[.M9]" office:value-type="float" office:value="4662.08403178742" calcext:value-type="float">
            <text:p>4662</text:p>
          </table:table-cell>
          <table:table-cell table:formula="of:=[.M10]-[.N10]/2" office:value-type="float" office:value="28195.9451635935" calcext:value-type="float">
            <text:p>28196</text:p>
          </table:table-cell>
          <table:table-cell table:formula="of:=[.M10]+[.N11]/2" office:value-type="float" office:value="32733.3745421245" calcext:value-type="float">
            <text:p>32733</text:p>
          </table:table-cell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office:value-type="float" office:value="2700" calcext:value-type="float">
            <text:p>2700</text:p>
          </table:table-cell>
          <table:table-cell table:formula="of:=[.B11]+[.C10]" office:value-type="float" office:value="11420" calcext:value-type="float">
            <text:p>11420</text:p>
          </table:table-cell>
          <table:table-cell table:style-name="ce6" table:formula="of:=[.$C11]/([.$C11]+[.D$4])" office:value-type="float" office:value="0.919484702093398" calcext:value-type="float">
            <text:p>0.919</text:p>
          </table:table-cell>
          <table:table-cell table:formula="of:=[.D11]*65535" office:value-type="float" office:value="60258.4299516908" calcext:value-type="float">
            <text:p>60258</text:p>
          </table:table-cell>
          <table:table-cell table:formula="of:=[.E11]-[.E10]" office:value-type="float" office:value="1465.7139023081" calcext:value-type="float">
            <text:p>1466</text:p>
          </table:table-cell>
          <table:table-cell/>
          <table:table-cell table:style-name="ce6" table:formula="of:=[.$C11]/([.$C11]+[.H$4])" office:value-type="float" office:value="0.775815217391304" calcext:value-type="float">
            <text:p>0.776</text:p>
          </table:table-cell>
          <table:table-cell table:style-name="ce7" table:formula="of:=[.H11]*65535" office:value-type="float" office:value="50843.0502717391" calcext:value-type="float">
            <text:p>50843</text:p>
          </table:table-cell>
          <table:table-cell table:style-name="ce7" table:formula="of:=[.I11]-[.I10]" office:value-type="float" office:value="3300.18837490052" calcext:value-type="float">
            <text:p>3300</text:p>
          </table:table-cell>
          <table:table-cell table:style-name="ce7"/>
          <table:table-cell table:style-name="ce6" table:formula="of:=[.$C11]/([.$C11]+[.L$4])" office:value-type="float" office:value="0.533146591970121" calcext:value-type="float">
            <text:p>0.533</text:p>
          </table:table-cell>
          <table:table-cell table:style-name="ce7" table:formula="of:=[.L11]*65535" office:value-type="float" office:value="34939.7619047619" calcext:value-type="float">
            <text:p>34940</text:p>
          </table:table-cell>
          <table:table-cell table:style-name="ce7" table:formula="of:=[.M11]-[.M10]" office:value-type="float" office:value="4412.77472527472" calcext:value-type="float">
            <text:p>4413</text:p>
          </table:table-cell>
          <table:table-cell table:formula="of:=[.M11]-[.N11]/2" office:value-type="float" office:value="32733.3745421245" calcext:value-type="float">
            <text:p>32733</text:p>
          </table:table-cell>
          <table:table-cell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1:26:07.953798965</meta:creation-date>
    <dc:date>2022-03-09T09:55:27.865063157</dc:date>
    <meta:editing-duration>PT21H17M37S</meta:editing-duration>
    <meta:editing-cycles>4</meta:editing-cycles>
    <meta:generator>LibreOffice/6.4.7.2$Linux_X86_64 LibreOffice_project/40$Build-2</meta:generator>
    <meta:document-statistic meta:table-count="1" meta:cell-count="110" meta:object-count="0"/>
  </office:meta>
</office:document-meta>
</file>